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UrbanBody" style:list-style-name="L1"/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9">do text</text:span></text:p><text:p text:style-name="P7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89cm" svg:height="3.073cm" draw:z-index="1"><draw:text-box><text:p text:style-name="Frame_20_contents"><office:annotation><dc:creator>Gauthier Bastien</dc:creator><dc:date>2011-02-16T14:49:10</dc:date><text:p text:style-name="P7"><text:span text:style-name="T9">do text if not len(self.getArchitects()) &gt; 1</text:span></text:p><text:p text:style-name="P7"><text:span text:style-name="T9">from xhtml(self.getArchitects()[0]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7"><text:span text:style-name="T9">do text if </text:span><text:span text:style-name="T10">len(self.getArchitec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7"><text:span text:style-name="T9">do text if </text:span><text:span text:style-name="T10">len(self.getArchitects()) &gt; 1</text:span></text:p></office:annotation><text:text-input text:description="Plusieurs demandeurs">self.getMultipleArchitectsCSV()</text:text-input></text:p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7"><text:span text:style-name="T9">do text</text:span></text:p><text:p text:style-name="P7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7"><text:span text:style-name="T10">do text if len(self.getArchitects()) == 1</text:span></text:p></office:annotation><text:text-input text:description="Titre">self.getArchitects()[0].getPersonTitleValue()</text:text-input>,</text:p>
      <text:p text:style-name="UrbanBody"><office:annotation><dc:creator>Gauthier Bastien</dc:creator><dc:date>2011-02-21T09:23:46</dc:date><text:p text:style-name="P7"><text:span text:style-name="T10">do text if len(self.getArchitec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624198845" text:style-name="L1">
          <text:list-item>
            <text:p text:style-name="P6"><office:annotation><dc:creator>Stéphan Geulette</dc:creator><dc:date>2011-03-31T15:08:14</dc:date><text:p text:style-name="P7"><text:span text:style-name="T9">do section- for missingPart in self.getMissingParts()</text:span></text:p></office:annotation><text:span text:style-name="T8"><text:text-input text:description="Titre du demandeur">self.templateMissingPartsFullname(missingPart)</text:text-input></text:span></text:p>
          </text:list-item>
        </text:list>
      </text:section>
      <text:p text:style-name="UrbanBody"><office:annotation><dc:creator>Stéphan Geulette</dc:creator><dc:date>2011-04-01T14:01:18</dc:date><text:p text:style-name="P7"><text:span text:style-name="T9">do text </text:span></text:p><text:p text:style-name="P7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7"><text:span text:style-name="T10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UrbanBody"><office:annotation><dc:creator>Gauthier Bastien</dc:creator><dc:date>2011-02-21T09:23:46</dc:date><text:p text:style-name="P7"><text:span text:style-name="T10">do text if len(self.getArchitec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7"><text:span text:style-name="T9">do text</text:span></text:p><text:p text:style-name="P7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9-07-27T10:37:25</meta:creation-date>
    <dc:date>2011-11-16T09:52:59</dc:date>
    <dc:language>fr-FR</dc:language>
    <meta:editing-cycles>87</meta:editing-cycles>
    <meta:editing-duration>P1DT10H29M48S</meta:editing-duration>
    <dc:creator>sde </dc:creator>
    <meta:document-statistic meta:table-count="0" meta:image-count="0" meta:object-count="0" meta:page-count="1" meta:paragraph-count="25" meta:word-count="184" meta:character-count="1603"/>
    <meta:user-defined meta:name="Info 1"/>
    <meta:user-defined meta:name="Info 2"/>
    <meta:user-defined meta:name="Info 3"/>
    <meta:user-defined meta:name="Info 4"/>
  </office:meta>
</office:document-meta>
</file>